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Mental_Health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730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20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290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138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4914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2539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4721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8069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2004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4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3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34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5365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28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053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12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1101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48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3265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04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902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284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708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3738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3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17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12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990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40318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50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2888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0978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26090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24742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56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7493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56726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8421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58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1374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17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87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801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10082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34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2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63342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94551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99823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0091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6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7168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694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65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4384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012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966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5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7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27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90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2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2886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964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274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19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2887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6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4715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6091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6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842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5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03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4194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10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3402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44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5003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7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020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674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0047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778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4043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5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1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63545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6581</text:p>
          </table:table-cell>
          <table:table-cell office:value-type="string" calcext:value-type="string">
            <text:p>Q210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table table:name="Literatur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233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86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09940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3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65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934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7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240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9990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474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316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4311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842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0059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55035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70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8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68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46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3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89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6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00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811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7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216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3877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1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27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55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57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29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11194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4984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7811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727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192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347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6139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0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2875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377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642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44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8350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100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7045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27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7670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40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60808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5851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8632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010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5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0802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21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049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3260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498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31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5717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803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36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889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65759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488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9803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2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45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257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684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6440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6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292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01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9393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05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664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085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7591</text:p>
          </table:table-cell>
          <table:table-cell office:value-type="string" calcext:value-type="string">
            <text:p>Q200</text:p>
          </table:table-cell>
        </table:table-row>
      </table:table>
      <table:table table:name="Orkestr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79860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12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7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316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39823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336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82419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16719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14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602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785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9517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29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670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4092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42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082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50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82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6638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731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0431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689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029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955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5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881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7369</text:p>
          </table:table-cell>
          <table:table-cell office:value-type="string" calcext:value-type="string">
            <text:p>Q202</text:p>
          </table:table-cell>
        </table:table-row>
      </table:table>
      <table:table table:name="Astrologi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35925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36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5925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3920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0630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00013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6013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459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3539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49167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6891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47646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2668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98758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4025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2495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9473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2251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57736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8064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44969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6482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74716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7558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2764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9502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206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401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921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170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981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06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39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39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9418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427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211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419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1743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804361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789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29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3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36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3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8628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324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367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4319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8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530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27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769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06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564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77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245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16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61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1633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515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94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3542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01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309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34515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8499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2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9742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86217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6120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851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37514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593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68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5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29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73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214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08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668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558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1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02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985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9502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85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60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7613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599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0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31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2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153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83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527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7940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09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256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454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02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8064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62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96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0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639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206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85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005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6434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72354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765307</text:p>
          </table:table-cell>
          <table:table-cell office:value-type="string" calcext:value-type="string">
            <text:p>Q194</text:p>
          </table:table-cell>
        </table:table-row>
      </table:table>
      <table:table table:name="Nutrición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0319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23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9653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5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04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495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36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4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8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3150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94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1521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87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127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4459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650123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594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1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09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80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49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601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62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408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0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8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927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94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9090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339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7562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4118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5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67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4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798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902659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495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2312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18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405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44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25236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2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7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9443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513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091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174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4642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09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47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113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7562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428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14125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31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677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532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377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02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4590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825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6019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4618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714132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5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4281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23295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139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33264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336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5179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450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16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23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344</text:p>
          </table:table-cell>
          <table:table-cell office:value-type="string" calcext:value-type="string">
            <text:p>Q193</text:p>
          </table:table-cell>
        </table:table-row>
      </table:table>
      <table:table table:name="Nutrición2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106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47419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3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095 </text:p>
          </table:table-cell>
          <table:table-cell office:value-type="string" calcext:value-type="string">
            <text:p>Q19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induismo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9089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78885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595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1389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137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138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42891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4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232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316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28335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39486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38297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6021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45584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3495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49345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3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66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02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3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4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3429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02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4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89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1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36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424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52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3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54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12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69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60381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3666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04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54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3212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620805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620629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16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28455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8892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066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4699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159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34838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13577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3212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47416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512051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935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6482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847918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59565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651387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119404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39950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727413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47142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36226</text:p>
          </table:table-cell>
          <table:table-cell office:value-type="string" calcext:value-type="string">
            <text:p>Q192</text:p>
          </table:table-cell>
        </table:table-row>
        <table:table-row table:style-name="ro1">
          <table:table-cell office:value-type="string" calcext:value-type="string">
            <text:p>Q236092</text:p>
          </table:table-cell>
          <table:table-cell office:value-type="string" calcext:value-type="string">
            <text:p>Q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2-01T16:16:15.642570949</dc:date>
    <meta:editing-duration>PT4H43M24S</meta:editing-duration>
    <meta:editing-cycles>15</meta:editing-cycles>
    <meta:generator>LibreOffice/7.3.7.2$Linux_X86_64 LibreOffice_project/30$Build-2</meta:generator>
    <meta:document-statistic meta:table-count="12" meta:cell-count="2422" meta:object-count="0"/>
    <meta:user-defined meta:name="ProgId">Excel.Sheet</meta:user-defined>
  </office:meta>
</office:document-meta>
</file>